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e669" officeooo:paragraph-rsid="000ce669"/>
    </style:style>
    <style:style style:name="P2" style:family="paragraph" style:parent-style-name="Heading_20_3">
      <style:text-properties officeooo:rsid="0007f9de" officeooo:paragraph-rsid="0007f9de"/>
    </style:style>
    <style:style style:name="P3" style:family="paragraph" style:parent-style-name="Heading_20_3">
      <style:text-properties officeooo:rsid="000ce669" officeooo:paragraph-rsid="000ce669"/>
    </style:style>
    <style:style style:name="P4" style:family="paragraph" style:parent-style-name="Heading_20_3">
      <style:text-properties officeooo:rsid="000d3440" officeooo:paragraph-rsid="000d3440"/>
    </style:style>
    <style:style style:name="P5" style:family="paragraph" style:parent-style-name="Text_20_body">
      <style:text-properties officeooo:paragraph-rsid="0007f9de"/>
    </style:style>
    <style:style style:name="P6" style:family="paragraph" style:parent-style-name="Text_20_body">
      <style:text-properties officeooo:paragraph-rsid="000af5db"/>
    </style:style>
    <style:style style:name="P7" style:family="paragraph" style:parent-style-name="Text_20_body">
      <style:text-properties officeooo:rsid="000af5db" officeooo:paragraph-rsid="000af5db"/>
    </style:style>
    <style:style style:name="P8" style:family="paragraph" style:parent-style-name="Text_20_body">
      <style:text-properties officeooo:rsid="000ce669" officeooo:paragraph-rsid="000ce669"/>
    </style:style>
    <style:style style:name="P9" style:family="paragraph" style:parent-style-name="Text_20_body">
      <style:text-properties officeooo:paragraph-rsid="000ce669"/>
    </style:style>
    <style:style style:name="P10" style:family="paragraph" style:parent-style-name="Text_20_body">
      <style:text-properties officeooo:rsid="000d3440" officeooo:paragraph-rsid="000d3440"/>
    </style:style>
    <style:style style:name="P11" style:family="paragraph" style:parent-style-name="Text_20_body">
      <style:text-properties officeooo:paragraph-rsid="000d3440"/>
    </style:style>
    <style:style style:name="T1" style:family="text">
      <style:text-properties officeooo:rsid="00099432"/>
    </style:style>
    <style:style style:name="T2" style:family="text">
      <style:text-properties officeooo:rsid="000af5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Cryptography</text:h>
      <text:p text:style-name="P6"><text:span text:style-name="T1">Cryptography is </text:span><text:span text:style-name="T2">a process in which t</text:span><text:span text:style-name="T1">he data is converted into unintelligible text, transmitted, then converted back into </text:span><text:span text:style-name="T2">a </text:span>comprehensible <text:span text:style-name="T2">form so it can only be read and processed by whom it’s intended.</text:span></text:p>
      <text:p text:style-name="P6">Cryptography is <text:span text:style-name="T1">associated with</text:span> the process of preparing <text:span text:style-name="T1">protected and secure data for communication.</text:span></text:p>
      <text:p text:style-name="P8">There are three main types of cryptography</text:p>
      <text:p text:style-name="P7">Symmetric Algorithms:</text:p>
      <text:p text:style-name="P7"/>
      <text:p text:style-name="P7">Asymmetric Algorithms:</text:p>
      <text:p text:style-name="P7">Cryptographic Protocols:</text:p>
      <text:h text:style-name="P2" text:outline-level="3">Stream Ciphers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" text:outline-level="1"><text:soft-page-break/>References</text:h>
      <text:h text:style-name="P3" text:outline-level="3">Papers</text:h>
      <text:p text:style-name="P9"><text:a xlink:type="simple" xlink:href="https://www.researchgate.net/publication/276317739_Cryptography" text:style-name="Internet_20_link" text:visited-style-name="Visited_20_Internet_20_Link">https://www.researchgate.net/publication/276317739_Cryptography</text:a></text:p>
      <text:p text:style-name="P9"/>
      <text:h text:style-name="P4" text:outline-level="3">Websites</text:h>
      <text:p text:style-name="P11"><text:a xlink:type="simple" xlink:href="https://en.wikipedia.org/wiki/Cryptography" text:style-name="Internet_20_link" text:visited-style-name="Visited_20_Internet_20_Link">https://en.wikipedia.org/wiki/Cryptography</text:a></text:p>
      <text:p text:style-name="P11"/>
      <text:h text:style-name="Heading_20_3" text:outline-level="3">Books</text:h>
      <text:p text:style-name="P10">William Stallings, Cryptography and Network Security, 3 rd edition, Pearson Education (2004).</text:p>
      <text:p text:style-name="P10">Christof Paar,Understanding Cryptography, Springer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2:51:21.641209578</meta:creation-date>
    <dc:date>2021-05-16T15:40:05.701369733</dc:date>
    <meta:editing-duration>PT4M38S</meta:editing-duration>
    <meta:editing-cycles>1</meta:editing-cycles>
    <meta:document-statistic meta:table-count="0" meta:image-count="0" meta:object-count="0" meta:page-count="2" meta:paragraph-count="16" meta:word-count="85" meta:character-count="715" meta:non-whitespace-character-count="646"/>
    <meta:generator>LibreOffice/7.1.2.2$Linux_X86_64 LibreOffice_project/8a45595d069ef5570103caea1b71cc9d82b2aae4</meta:generator>
  </office:meta>
</office:document-meta>
</file>